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1113"/>
    </style:style>
    <style:style style:name="P2" style:family="paragraph" style:parent-style-name="Standard">
      <style:text-properties fo:font-size="10pt" officeooo:rsid="0011fbe7" officeooo:paragraph-rsid="0011fbe7" style:font-size-asian="8.75pt" style:font-size-complex="10pt"/>
    </style:style>
    <style:style style:name="P3" style:family="paragraph" style:parent-style-name="Standard">
      <style:text-properties style:font-name="Liberation Mono" officeooo:rsid="0011fbe7" officeooo:paragraph-rsid="0011fbe7"/>
    </style:style>
    <style:style style:name="P4" style:family="paragraph" style:parent-style-name="Standard">
      <style:text-properties style:font-name="Liberation Mono" officeooo:rsid="00141113" officeooo:paragraph-rsid="00141113"/>
    </style:style>
    <style:style style:name="P5" style:family="paragraph" style:parent-style-name="Header">
      <style:text-properties officeooo:rsid="00133a85" officeooo:paragraph-rsid="00133a85"/>
    </style:style>
    <style:style style:name="P6" style:family="paragraph" style:parent-style-name="Header">
      <style:text-properties officeooo:rsid="00141113" officeooo:paragraph-rsid="001411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113" style:font-weight-asian="bold" style:font-weight-complex="bold"/>
    </style:style>
    <style:style style:name="T3" style:family="text">
      <style:text-properties officeooo:rsid="00141113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202124" style:font-name="Google Sans" fo:font-size="15pt" fo:letter-spacing="normal" fo:font-style="normal" fo:font-weight="normal"/>
    </style:style>
    <style:style style:name="T6" style:family="text">
      <style:text-properties fo:font-variant="normal" fo:text-transform="none" fo:color="#202124" style:font-name="Liberation Mono" fo:font-size="15pt" fo:letter-spacing="normal" fo:font-style="normal" fo:font-weight="normal"/>
    </style:style>
    <style:style style:name="T7" style:family="text">
      <style:text-properties fo:font-variant="normal" fo:text-transform="none" fo:color="#202124" style:font-name="Liberation Mono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40c28" style:font-name="Google Sans" fo:font-size="15pt" fo:letter-spacing="normal" fo:font-style="normal" fo:font-weight="bold"/>
    </style:style>
    <style:style style:name="T9" style:family="text">
      <style:text-properties fo:font-variant="normal" fo:text-transform="none" fo:color="#040c28" style:font-name="Google Sans" fo:font-size="1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40c28" style:font-name="Liberation Mono" fo:font-size="1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40c28" style:font-name="Liberation Mono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1</text:span>)<text:span text:style-name="T3">Which field of the customer table is the primary key?</text:span></text:p>
      <text:p text:style-name="P4">Ans=Cum.</text:p>
      <text:p text:style-name="P4"/>
      <text:p text:style-name="P4"/>
      <text:p text:style-name="P4">2) What is the 4<text:span text:style-name="T4">th</text:span> column table is the primary key?</text:p>
      <text:p text:style-name="P4">Ans= Rating.</text:p>
      <text:p text:style-name="P4"/>
      <text:p text:style-name="P4"/>
      <text:p text:style-name="P4">3)What is another word for row? For column?</text:p>
      <text:p text:style-name="P4">Ans=For row it is touple or entity <text:s/>and for Row column it is attributes.</text:p>
      <text:p text:style-name="P4"/>
      <text:p text:style-name="P4">4)Why isn’t it possible to see the first five rows of the tables?</text:p>
      <text:p text:style-name="P1"><text:span text:style-name="T3">Ans=</text:span><text:span text:style-name="T7">SQL tables represent unordered sets. So, there is no such thing as the first five rows or last row </text:span><text:span text:style-name="T11">unless a column explicitly defines the ordering</text:span><text:span text:style-name="T7">. Often, a table has some sort of auto-incremented id column, which can be used for this purpose</text:span><text:span text:style-name="T6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3a85" officeooo:paragraph-rsid="00133a85"/>
    </style:style>
    <style:style style:name="MP2" style:family="paragraph" style:parent-style-name="Header">
      <style:text-properties officeooo:rsid="00141113" officeooo:paragraph-rsid="00141113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4111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2"/><text:span text:style-name="MT1"><text:s/>Assignment no</text:span><text:span text:style-name="MT2">2</text:span></text:p>
        <text:p text:style-name="MP2"><text:span text:style-name="MT1"/></text:p>
        <text:p text:style-name="MP2"><text:span text:style-name="MT1"/></text:p>
        <text:p text:style-name="MP2"><text:span text:style-name="MT1">Q INTRODUSING RELATIONAL DATABASE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34:51.682601378</meta:creation-date>
    <dc:date>2023-09-14T16:12:26.716559695</dc:date>
    <meta:editing-duration>PT15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8" meta:character-count="654" meta:non-whitespace-character-count="502"/>
  </office:meta>
</office:document-meta>
</file>